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89">
            <text:p>10,89</text:p>
          </table:table-cell>
          <table:table-cell office:value-type="float" office:value="12.7">
            <text:p>12,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89">
            <text:p>10,89</text:p>
          </table:table-cell>
          <table:table-cell office:value-type="float" office:value="12.7">
            <text:p>12,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47">
            <text:p>8,47</text:p>
          </table:table-cell>
          <table:table-cell office:value-type="float" office:value="17.46">
            <text:p>17,46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85">
            <text:p>6,85</text:p>
          </table:table-cell>
          <table:table-cell office:value-type="float" office:value="14.29">
            <text:p>14,2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5">
            <text:p>6,85</text:p>
          </table:table-cell>
          <table:table-cell office:value-type="float" office:value="19.05">
            <text:p>19,0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4">
            <text:p>4,84</text:p>
          </table:table-cell>
          <table:table-cell office:value-type="float" office:value="14.29">
            <text:p>14,2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45">
            <text:p>6,45</text:p>
          </table:table-cell>
          <table:table-cell office:value-type="float" office:value="11.11">
            <text:p>11,1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84">
            <text:p>4,84</text:p>
          </table:table-cell>
          <table:table-cell office:value-type="float" office:value="9.52">
            <text:p>9,5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02">
            <text:p>2,02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82">
            <text:p>2,82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02">
            <text:p>2,02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61">
            <text:p>1,61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61">
            <text:p>1,61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61">
            <text:p>1,61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1">
            <text:p>0,81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1">
            <text:p>0,81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1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12:03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0.89">
                <text:p text:id="Hoja1.B2:Hoja1.B101">10.89</text:p>
              </table:table-cell>
              <table:table-cell office:value-type="float" office:value="12.7">
                <text:p text:id="Hoja1.C2:Hoja1.C101">12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89">
                <text:p>10.8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7">
                <text:p>8.47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5">
                <text:p>6.85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5">
                <text:p>6.85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4">
                <text:p>4.84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5">
                <text:p>6.45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4">
                <text:p>4.84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">
                <text:p>2.02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2">
                <text:p>2.82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">
                <text:p>2.02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">
                <text:p>1.6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">
                <text:p>1.6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">
                <text:p>1.61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">
                <text:p>0.8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">
                <text:p>0.8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